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HintPredicate.FieldHintPredicate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Predicate.TypeHintPredicate( TypeReferenc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Predicate.test( Runtime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HintPredicate.includes( ExecutableHint hint , String name , List &lt; TypeReference &gt; parameterTypes , ExecutableMode executableM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HintPredicate.MethodHintPredicat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HintPredicate.intro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HintPredicate.exactMatch( TypeHint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.onTyp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.onField( Class &lt; ? &gt; type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HintsPredicates.on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HintPredicate.ConstructorHintPredicate( Constructor &lt; ? &gt;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HintPredicate.getDeclaredMember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HintsPredicates.onMethod( Class &lt; ? &gt; typ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Predicates.on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HintPredicate.getPublicMember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ableHintPredicate.test(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HintPredicate.getDeclaredMember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HintsPredicates.onMethod( String classNam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HintPredicate.memberCategoryMatch( TypeHint type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ecutableHintPredicate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ableHintPredicate.ExecutableHintPredicate( T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Predicate.withMemberCategory( MemberCategory member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.onField( String className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HintPredicate.withAnyMemberCategory(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HintPredicate.exac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HintPredicate.getTypeHint( RuntimeHints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Predicate.withMemberCategories(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.ReflectionHints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HintPredicate.exac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HintsPredicates.getMethod( Class &lt; ? &gt; type ,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HintPredicate.getPublicMember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HintsPredicates.onConstructor( Constructor &lt; ? &gt;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Predicates.onType( TypeReference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HintPredicate.test( RuntimeHints runtime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